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1bf3e6"/>
    </style:style>
    <style:style style:name="T1" style:family="text">
      <style:text-properties fo:font-weight="bold" style:font-weight-asian="bold" style:font-weight-complex="bold"/>
    </style:style>
    <style:style style:name="T2" style:family="text">
      <style:text-properties officeooo:rsid="001bf3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a documentation est un élément essentiel de tout projet, car elle permet aux utilisateurs, aux développeurs et à d'autres parties prenantes de comprendre comment utiliser, intégrer et maintenir votre <text:span text:style-name="T2">Micro-Service</text:span>. Voici les points clés à considérer lors de la création de la documentation de votre M<text:span text:style-name="T2">icro-service. </text:span></text:p>
      <text:p text:style-name="Standard"/>
      <text:p text:style-name="P1">1. Introduction : </text:p>
      <text:p text:style-name="P2"><text:s text:c="3"/>Présentez brièvement le M<text:span text:style-name="T2">icro-service</text:span>, son objectif, son rôle dans le système global et les avantages qu'il offre.</text:p>
      <text:p text:style-name="Standard"/>
      <text:p text:style-name="P1">2. Installation : </text:p>
      <text:p text:style-name="P2"><text:s text:c="3"/>Expliquez comment configurer l'environnement de développement et les dépendances nécessaires pour exécuter le M<text:span text:style-name="T2">icro-service</text:span>. Incluez des instructions étape par étape pour installer et exécuter le M<text:span text:style-name="T2">icro-service</text:span> sur un environnement local.</text:p>
      <text:p text:style-name="Standard"/>
      <text:p text:style-name="P1">3. Utilisation:</text:p>
      <text:p text:style-name="P2"><text:s text:c="3"/>Fournissez des exemples concrets et des explications sur la manière d'utiliser chaque endpoint ou fonctionnalité du M<text:span text:style-name="T2">icro-service</text:span>. Décrivez les requêtes HTTP, les paramètres attendus, les formats de données et les réponses renvoyées.</text:p>
      <text:p text:style-name="Standard"/>
      <text:p text:style-name="P1">4. Configuration: </text:p>
      <text:p text:style-name="P2"><text:s text:c="3"/>Expliquez les options de configuration disponibles, telles que les variables d'environnement, les fichiers de configuration et leurs rôles dans le M<text:span text:style-name="T2">icro-service</text:span>. Indiquez comment modifier ces configurations en fonction des besoins.</text:p>
      <text:p text:style-name="Standard"/>
      <text:p text:style-name="P1">5. Authentification et Sécurité: </text:p>
      <text:p text:style-name="P2"><text:s text:c="3"/>Si votre M<text:span text:style-name="T2">icro-service</text:span> nécessite une authentification ou une sécurité particulière, expliquez comment mettre en œuvre ces mesures. Expliquez les flux d'authentification, comment gérer les jetons d'accès, et comment sécuriser les données sensibles.</text:p>
      <text:p text:style-name="Standard"/>
      <text:p text:style-name="P1">6. Exemples d'Intégration :</text:p>
      <text:p text:style-name="P2"><text:s text:c="3"/>Si votre M<text:span text:style-name="T2">icro-service</text:span> interagit avec d'autres services ou systèmes, fournissez des exemples d'intégration. Montrez comment votre M<text:span text:style-name="T2">icro-service</text:span> peut être utilisé dans différents scénarios et comment il communique avec d'autres parties du système.</text:p>
      <text:p text:style-name="Standard"/>
      <text:p text:style-name="Standard"><text:span text:style-name="T1">7. Gestion des Erreurs :</text:span></text:p>
      <text:p text:style-name="Standard"><text:s text:c="3"/>Décrivez les types d'erreurs possibles, leurs codes d'état correspondants et les messages d'erreur associés. Donnez des conseils sur la manière de résoudre ou de diagnostiquer ces erreurs.</text:p>
      <text:p text:style-name="Standard"/>
      <text:p text:style-name="Standard"><text:span text:style-name="T1">8. Référence API :</text:span> </text:p>
      <text:p text:style-name="Standard"><text:s text:c="3"/>Fournissez une liste détaillée de tous les endpoints de l'API, avec des descriptions, des exemples de requêtes et des réponses. Utilisez des commentaires ou des annotations dans le code source pour extraire ces informations automatiquement si possible.</text:p>
      <text:p text:style-name="Standard"/>
      <text:p text:style-name="Standard"><text:span text:style-name="T1">9. FAQ (Foire Aux Questions) :</text:span> </text:p>
      <text:p text:style-name="Standard"><text:s text:c="3"/>Anticipez les questions fréquemment posées et fournissez des réponses succinctes. Cela peut aider les utilisateurs à résoudre rapidement leurs problèmes.</text:p>
      <text:p text:style-name="Standard"/>
      <text:p text:style-name="Standard"><text:span text:style-name="T1">10. Contact :</text:span> </text:p>
      <text:p text:style-name="Standard"><text:s text:c="3"/>Donnez aux utilisateurs un moyen de vous contacter en cas de problèmes, de questions ou de commentaires.</text:p>
      <text:p text:style-name="Standard"/>
      <text:p text:style-name="Standard"><text:span text:style-name="T1">Exemple de Documentation en 5 Pages :</text:span></text:p>
      <text:p text:style-name="Standard"><text:soft-page-break/></text:p>
      <text:p text:style-name="Standard">1. Introduction (Page 1)</text:p>
      <text:p text:style-name="Standard"><text:s text:c="3"/>- Présentation du microservice "Order Management"</text:p>
      <text:p text:style-name="Standard"><text:s text:c="3"/>- Objectif, avantages et rôle dans le système</text:p>
      <text:p text:style-name="Standard"/>
      <text:p text:style-name="P1">2. Installation (Page 2)</text:p>
      <text:p text:style-name="Standard"><text:s text:c="3"/>- Configuration de l'environnement de développement</text:p>
      <text:p text:style-name="Standard"><text:s text:c="3"/>- Installation des dépendances</text:p>
      <text:p text:style-name="Standard"><text:s text:c="3"/>- Exécution du microservice en local</text:p>
      <text:p text:style-name="Standard"/>
      <text:p text:style-name="P1">3. Utilisation (Page 3)</text:p>
      <text:p text:style-name="Standard"><text:s text:c="3"/>- Description des endpoints disponibles (ajouter au panier, récupérer les commandes, etc.)</text:p>
      <text:p text:style-name="Standard"><text:s text:c="3"/>- Exemples d'appels API avec des requêtes et des réponses</text:p>
      <text:p text:style-name="Standard"><text:s text:c="3"/>- Formats de données attendus et renvoyés</text:p>
      <text:p text:style-name="Standard"/>
      <text:p text:style-name="P1">4. Configuration et Sécurité (Page 4)</text:p>
      <text:p text:style-name="Standard"><text:s text:c="3"/>- Options de configuration (variables d'environnement, fichiers de configuration)</text:p>
      <text:p text:style-name="Standard"><text:s text:c="3"/>- Authentification : comment utiliser les jetons d'accès</text:p>
      <text:p text:style-name="Standard"><text:s text:c="3"/>- Sécurisation des données sensibles</text:p>
      <text:p text:style-name="Standard"/>
      <text:p text:style-name="P1">5. Exemples d'Intégration et Contact (Page 5)</text:p>
      <text:p text:style-name="Standard"><text:s text:c="3"/>- Exemples d'intégration avec d'autres microservices</text:p>
      <text:p text:style-name="Standard"><text:s text:c="3"/>- Comment nous contacter pour des questions ou des problèmes</text:p>
      <text:p text:style-name="Standard"/>
      <text:p text:style-name="Standard">Assurez-vous que chaque section de la documentation est concise, claire et bien organisée. Cela aidera les utilisateurs à comprendre rapidement comment utiliser votre microservice et à résoudre leurs problèmes.</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8-31T17:10:49.792000000</dc:date>
    <meta:editing-duration>PT1H56M52S</meta:editing-duration>
    <meta:editing-cycles>2</meta:editing-cycles>
    <meta:generator>LibreOffice/7.4.2.3$Windows_X86_64 LibreOffice_project/382eef1f22670f7f4118c8c2dd222ec7ad009daf</meta:generator>
    <meta:document-statistic meta:table-count="0" meta:image-count="0" meta:object-count="0" meta:page-count="2" meta:paragraph-count="41" meta:word-count="514" meta:character-count="3690" meta:non-whitespace-character-count="3140"/>
  </office:meta>
</office:document-meta>
</file>